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I-5135">
            <text:p>I-5135</text:p>
          </table:table-cell>
          <table:table-cell office:value-type="float" office:value="55.12">
            <text:p>55.12</text:p>
          </table:table-cell>
          <table:table-cell office:value-type="float" office:value="-6.04">
            <text:p>-6.04</text:p>
          </table:table-cell>
          <table:table-cell office:value-type="float" office:value="8410.0">
            <text:p>8410.0</text:p>
          </table:table-cell>
          <table:table-cell office:value-type="float" office:value="140.0">
            <text:p>1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7">
            <text:p>0.7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MitchellStephens1974,ShennanEtal2018">
            <text:p>MitchellStephens1974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UB-689">
            <text:p>UB-689</text:p>
          </table:table-cell>
          <table:table-cell office:value-type="float" office:value="55.12">
            <text:p>55.12</text:p>
          </table:table-cell>
          <table:table-cell office:value-type="float" office:value="-6.04">
            <text:p>-6.04</text:p>
          </table:table-cell>
          <table:table-cell office:value-type="float" office:value="7395.0">
            <text:p>7395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SmithEtal1974,ShennanEtal2018">
            <text:p>SmithEtal1974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Q-373">
            <text:p>Q-373</text:p>
          </table:table-cell>
          <table:table-cell office:value-type="float" office:value="55.12">
            <text:p>55.12</text:p>
          </table:table-cell>
          <table:table-cell office:value-type="float" office:value="-6.04">
            <text:p>-6.04</text:p>
          </table:table-cell>
          <table:table-cell office:value-type="float" office:value="4740.0">
            <text:p>474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2">
            <text:p>3.2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Prior1965,GodwinWillis1961,ShennanEtal2018">
            <text:p>Prior1965,GodwinWillis1961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UB-984">
            <text:p>UB-984</text:p>
          </table:table-cell>
          <table:table-cell office:value-type="float" office:value="54.98">
            <text:p>54.98</text:p>
          </table:table-cell>
          <table:table-cell office:value-type="float" office:value="-5.98">
            <text:p>-5.98</text:p>
          </table:table-cell>
          <table:table-cell office:value-type="float" office:value="8110.0">
            <text:p>811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83">
            <text:p>-0.83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PriorEtal1981,ShennanEtal2018">
            <text:p>PriorEtal1981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UB-985">
            <text:p>UB-985</text:p>
          </table:table-cell>
          <table:table-cell office:value-type="float" office:value="54.98">
            <text:p>54.98</text:p>
          </table:table-cell>
          <table:table-cell office:value-type="float" office:value="-5.98">
            <text:p>-5.98</text:p>
          </table:table-cell>
          <table:table-cell office:value-type="float" office:value="11740.0">
            <text:p>11740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53">
            <text:p>-1.53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PriorEtal1981,ShennanEtal2018">
            <text:p>PriorEtal1981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UB-986">
            <text:p>UB-986</text:p>
          </table:table-cell>
          <table:table-cell office:value-type="float" office:value="54.98">
            <text:p>54.98</text:p>
          </table:table-cell>
          <table:table-cell office:value-type="float" office:value="-5.98">
            <text:p>-5.98</text:p>
          </table:table-cell>
          <table:table-cell office:value-type="float" office:value="11630.0">
            <text:p>1163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3">
            <text:p>-1.23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PriorEtal1981,ShennanEtal2018">
            <text:p>PriorEtal1981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UB-987">
            <text:p>UB-987</text:p>
          </table:table-cell>
          <table:table-cell office:value-type="float" office:value="54.98">
            <text:p>54.98</text:p>
          </table:table-cell>
          <table:table-cell office:value-type="float" office:value="-5.98">
            <text:p>-5.98</text:p>
          </table:table-cell>
          <table:table-cell office:value-type="float" office:value="8175.0">
            <text:p>8175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.67">
            <text:p>-1.67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PriorEtal1981,ShennanEtal2018">
            <text:p>PriorEtal1981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Beta-48580">
            <text:p>Beta-48580</text:p>
          </table:table-cell>
          <table:table-cell office:value-type="float" office:value="55.29">
            <text:p>55.29</text:p>
          </table:table-cell>
          <table:table-cell office:value-type="float" office:value="-6.19">
            <text:p>-6.19</text:p>
          </table:table-cell>
          <table:table-cell office:value-type="float" office:value="12740.0">
            <text:p>12740.0</text:p>
          </table:table-cell>
          <table:table-cell office:value-type="float" office:value="80.0">
            <text:p>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6.75">
            <text:p>6.75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Carter1993,ShennanEtal2018">
            <text:p>Carter1993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I-5134">
            <text:p>I-5134</text:p>
          </table:table-cell>
          <table:table-cell office:value-type="float" office:value="55.12">
            <text:p>55.12</text:p>
          </table:table-cell>
          <table:table-cell office:value-type="float" office:value="-6.04">
            <text:p>-6.04</text:p>
          </table:table-cell>
          <table:table-cell office:value-type="float" office:value="7610.0">
            <text:p>7610.0</text:p>
          </table:table-cell>
          <table:table-cell office:value-type="float" office:value="140.0">
            <text:p>1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51">
            <text:p>0.5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itchellStephens1974,ShennanEtal2018">
            <text:p>MitchellStephens197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